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ayes - Random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Bayes-Algorithmus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Bayes - Random'.P22" table:end-x="0.2854in" table:end-y="0.0776in" draw:z-index="0" draw:style-name="gr1" svg:width="6.3571in" svg:height="3.4661in" svg:x="0.1512in" svg:y="0.1539in">
              <draw:object draw:notify-on-update-of-ranges="'Bayes - Random'.D8:'Bayes - Random'.D14 'Bayes - Random'.G3:'Bayes - Random'.G3 'Bayes - Random'.G8:'Bayes - Random'.G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extstelle</text:p>
          </table:table-cell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4]/SUM([.E4];[.F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5]/SUM([.E5];[.F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6]/SUM([.E6];[.F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7]/SUM([.E7];[.F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8]/SUM([.E8];[.F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9]/SUM([.E9];[.F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0]/SUM([.E10];[.F1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1]/SUM([.E11];[.F1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2]/SUM([.E12];[.F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3]/SUM([.E13];[.F1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4]/SUM([.E14];[.F1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5]/SUM([.E15];[.F1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6]/SUM([.E16];[.F1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7]/SUM([.E17];[.F1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8]/SUM([.E18];[.F1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9]/SUM([.E19];[.F1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0]/SUM([.E20];[.F2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1]/SUM([.E21];[.F2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2]/SUM([.E22];[.F2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3]/SUM([.E23];[.F2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4]/SUM([.E24];[.F2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5]/SUM([.E25];[.F2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6]/SUM([.E26];[.F2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7]/SUM([.E27];[.F2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8]/SUM([.E28];[.F2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9]/SUM([.E29];[.F2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0]/SUM([.E30];[.F3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1]/SUM([.E31];[.F3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2]/SUM([.E32];[.F3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3]/SUM([.E33];[.F3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4]/SUM([.E34];[.F3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5]/SUM([.E35];[.F3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6]/SUM([.E36];[.F3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7]/SUM([.E37];[.F3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8]/SUM([.E38];[.F3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9]/SUM([.E39];[.F3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0]/SUM([.E40];[.F4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1]/SUM([.E41];[.F41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2]/SUM([.E42];[.F4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3]/SUM([.E43];[.F43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4]/SUM([.E44];[.F44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5]/SUM([.E45];[.F45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6]/SUM([.E46];[.F46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7]/SUM([.E47];[.F47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8]/SUM([.E48];[.F48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9]/SUM([.E49];[.F49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0]/SUM([.E50];[.F50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office:value-type="string">
            <text:p>Zufall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1]/SUM([.E51];[.F51])" office:value-type="float" office:value="0">
            <text:p>#DIV/0!</text:p>
          </table:table-cell>
          <table:table-cell table:number-columns-repeated="2"/>
        </table:table-row>
      </table:table>
      <table:table table:name="Bayes - Star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Bayes-Algorithmus</text:p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table:end-cell-address="'Bayes - Start'.O18" table:end-x="0.2819in" table:end-y="0.0756in" draw:z-index="0" draw:style-name="gr1" svg:width="6.3571in" svg:height="2.7555in" svg:x="0.148in" svg:y="0.15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Textstelle</text:p>
          </table:table-cell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4]/SUM([.E4];[.F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5]/SUM([.E5];[.F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6]/SUM([.E6];[.F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7]/SUM([.E7];[.F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8]/SUM([.E8];[.F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9]/SUM([.E9];[.F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0]/SUM([.E10];[.F1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11]/SUM([.E11];[.F1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2]/SUM([.E12];[.F1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3]/SUM([.E13];[.F1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4]/SUM([.E14];[.F1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15]/SUM([.E15];[.F1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6]/SUM([.E16];[.F1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7]/SUM([.E17];[.F1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8]/SUM([.E18];[.F1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19]/SUM([.E19];[.F1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0]/SUM([.E20];[.F2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1]/SUM([.E21];[.F2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2]/SUM([.E22];[.F2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23]/SUM([.E23];[.F2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4]/SUM([.E24];[.F2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5]/SUM([.E25];[.F2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6]/SUM([.E26];[.F2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27]/SUM([.E27];[.F2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8]/SUM([.E28];[.F2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29]/SUM([.E29];[.F2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0]/SUM([.E30];[.F3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31]/SUM([.E31];[.F3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2]/SUM([.E32];[.F3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3]/SUM([.E33];[.F3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4]/SUM([.E34];[.F3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35]/SUM([.E35];[.F3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6]/SUM([.E36];[.F3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7]/SUM([.E37];[.F3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8]/SUM([.E38];[.F3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E39]/SUM([.E39];[.F3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0]/SUM([.E40];[.F4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1]/SUM([.E41];[.F41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2]/SUM([.E42];[.F42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E43]/SUM([.E43];[.F43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4]/SUM([.E44];[.F44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5]/SUM([.E45];[.F45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6]/SUM([.E46];[.F46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E47]/SUM([.E47];[.F47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8]/SUM([.E48];[.F48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49]/SUM([.E49];[.F49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0]/SUM([.E50];[.F50])" office:value-type="float" office:value="0">
            <text:p>#DIV/0!</text:p>
          </table:table-cell>
          <table:table-cell/>
        </table:table-row>
        <table:table-row table:style-name="ro1">
          <table:table-cell office:value-type="string">
            <text:p>Anfang</text:p>
          </table:table-cell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E51]/SUM([.E51];[.F51])" office:value-type="float" office:value="0">
            <text:p>#DIV/0!</text:p>
          </table:table-cell>
          <table:table-cell/>
        </table:table-row>
      </table:table>
      <table:table table:name="1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1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9]/SUM([.D9];[.E9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5]/SUM([.D25];[.E25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1]/SUM([.D41];[.E41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3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3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28/5" office:value-type="float" office:value="5.6">
            <text:p>5.6</text:p>
          </table:table-cell>
          <table:table-cell table:formula="of:=72/5" office:value-type="float" office:value="14.4">
            <text:p>14.4</text:p>
          </table:table-cell>
          <table:table-cell table:formula="of:=[.D9]/SUM([.D9];[.E9])" office:value-type="float" office:value="0.28">
            <text:p>0.28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39/5" office:value-type="float" office:value="7.8">
            <text:p>7.8</text:p>
          </table:table-cell>
          <table:table-cell table:formula="of:=61/5" office:value-type="float" office:value="12.2">
            <text:p>12.2</text:p>
          </table:table-cell>
          <table:table-cell table:formula="of:=[.D25]/SUM([.D25];[.E25])" office:value-type="float" office:value="0.39">
            <text:p>0.39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7/5" office:value-type="float" office:value="15.4">
            <text:p>15.4</text:p>
          </table:table-cell>
          <table:table-cell table:formula="of:=23/5" office:value-type="float" office:value="4.6">
            <text:p>4.6</text:p>
          </table:table-cell>
          <table:table-cell table:formula="of:=[.D41]/SUM([.D41];[.E41])" office:value-type="float" office:value="0.77">
            <text:p>0.77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5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5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57/5" office:value-type="float" office:value="11.4">
            <text:p>11.4</text:p>
          </table:table-cell>
          <table:table-cell table:formula="of:=43/5" office:value-type="float" office:value="8.6">
            <text:p>8.6</text:p>
          </table:table-cell>
          <table:table-cell table:formula="of:=[.D9]/SUM([.D9];[.E9])" office:value-type="float" office:value="0.57">
            <text:p>0.57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26/5" office:value-type="float" office:value="5.2">
            <text:p>5.2</text:p>
          </table:table-cell>
          <table:table-cell table:formula="of:=74/5" office:value-type="float" office:value="14.8">
            <text:p>14.8</text:p>
          </table:table-cell>
          <table:table-cell table:formula="of:=[.D25]/SUM([.D25];[.E25])" office:value-type="float" office:value="0.26">
            <text:p>0.26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71/5" office:value-type="float" office:value="14.2">
            <text:p>14.2</text:p>
          </table:table-cell>
          <table:table-cell table:formula="of:=29/5" office:value-type="float" office:value="5.8">
            <text:p>5.8</text:p>
          </table:table-cell>
          <table:table-cell table:formula="of:=[.D41]/SUM([.D41];[.E41])" office:value-type="float" office:value="0.71">
            <text:p>0.71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10 K-Nearest Neighbo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10 K-Nearest-Neighb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nre</text:p>
          </table:table-cell>
          <table:table-cell office:value-type="string">
            <text:p>Textlänge</text:p>
          </table:table-cell>
          <table:table-cell office:value-type="string">
            <text:p>Anzahl Texte</text:p>
          </table:table-cell>
          <table:table-cell office:value-type="string">
            <text:p>Richtig</text:p>
          </table:table-cell>
          <table:table-cell office:value-type="string">
            <text:p>Falsch</text:p>
          </table:table-cell>
          <table:table-cell office:value-type="string">
            <text:p>Trefferquote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4]/SUM([.D4];[.E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5]/SUM([.D5];[.E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6]/SUM([.D6];[.E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7]/SUM([.D7];[.E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8]/SUM([.D8];[.E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15/5" office:value-type="float" office:value="3">
            <text:p>3</text:p>
          </table:table-cell>
          <table:table-cell table:formula="of:=85/5" office:value-type="float" office:value="17">
            <text:p>17</text:p>
          </table:table-cell>
          <table:table-cell table:formula="of:=[.D9]/SUM([.D9];[.E9])" office:value-type="float" office:value="0.15">
            <text:p>0.15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0]/SUM([.D10];[.E10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11]/SUM([.D11];[.E11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2]/SUM([.D12];[.E12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3]/SUM([.D13];[.E13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4]/SUM([.D14];[.E14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15]/SUM([.D15];[.E15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6]/SUM([.D16];[.E16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7]/SUM([.D17];[.E17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8]/SUM([.D18];[.E18])" office:value-type="float" office:value="0">
            <text:p>#DIV/0!</text:p>
          </table:table-cell>
        </table:table-row>
        <table:table-row table:style-name="ro1">
          <table:table-cell office:value-type="string">
            <text:p>detectiv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19]/SUM([.D19];[.E1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0]/SUM([.D20];[.E2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1]/SUM([.D21];[.E2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2]/SUM([.D22];[.E2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23]/SUM([.D23];[.E2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4]/SUM([.D24];[.E2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43/5" office:value-type="float" office:value="8.6">
            <text:p>8.6</text:p>
          </table:table-cell>
          <table:table-cell table:formula="of:=57/5" office:value-type="float" office:value="11.4">
            <text:p>11.4</text:p>
          </table:table-cell>
          <table:table-cell table:formula="of:=[.D25]/SUM([.D25];[.E25])" office:value-type="float" office:value="0.43">
            <text:p>0.43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6]/SUM([.D26];[.E26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27]/SUM([.D27];[.E27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8]/SUM([.D28];[.E28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29]/SUM([.D29];[.E29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0]/SUM([.D30];[.E30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31]/SUM([.D31];[.E31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2]/SUM([.D32];[.E32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3]/SUM([.D33];[.E33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4]/SUM([.D34];[.E34])" office:value-type="float" office:value="0">
            <text:p>#DIV/0!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35]/SUM([.D35];[.E3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6]/SUM([.D36];[.E3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7]/SUM([.D37];[.E3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8]/SUM([.D38];[.E3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D39]/SUM([.D39];[.E3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0]/SUM([.D40];[.E4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67/5" office:value-type="float" office:value="13.4">
            <text:p>13.4</text:p>
          </table:table-cell>
          <table:table-cell table:formula="of:=33/5" office:value-type="float" office:value="6.6">
            <text:p>6.6</text:p>
          </table:table-cell>
          <table:table-cell table:formula="of:=[.D41]/SUM([.D41];[.E41])" office:value-type="float" office:value="0.67">
            <text:p>0.67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2]/SUM([.D42];[.E42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D43]/SUM([.D43];[.E43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4]/SUM([.D44];[.E44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5]/SUM([.D45];[.E45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6]/SUM([.D46];[.E46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D47]/SUM([.D47];[.E47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8]/SUM([.D48];[.E48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500">
            <text:p>5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49]/SUM([.D49];[.E49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0]/SUM([.D50];[.E50])" office:value-type="float" office:value="0">
            <text:p>#DIV/0!</text:p>
          </table:table-cell>
        </table:table-row>
        <table:table-row table:style-name="ro1">
          <table:table-cell office:value-type="string">
            <text:p>poetry</text:p>
          </table:table-cell>
          <table:table-cell office:value-type="float" office:value="2000">
            <text:p>200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D51]/SUM([.D51];[.E51])" office:value-type="float" office:value="0">
            <text:p>#DIV/0!</text:p>
          </table:table-cell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05/19/2011</text:date>, <text:time>00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rebtho </meta:initial-creator>
    <meta:creation-date>2011-05-15T12:16:05</meta:creation-date>
    <dc:date>2011-05-19T00:55:40</dc:date>
    <dc:creator>strebtho </dc:creator>
    <meta:editing-duration>PT23H43M36S</meta:editing-duration>
    <meta:editing-cycles>7</meta:editing-cycles>
    <meta:generator>OpenOffice.org/3.2$Linux OpenOffice.org_project/320m19$Build-9505</meta:generator>
    <meta:document-statistic meta:table-count="7" meta:cell-count="18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48cm" svg:height="8.805cm" xlink:href=".." chart:class="chart:line" chart:style-name="ch1">
        <chart:title svg:x="6.777cm" svg:y="0.177cm" chart:style-name="ch2">
          <text:p>Anzahl Texte</text:p>
        </chart:title>
        <chart:subtitle svg:x="4.978cm" svg:y="0.856cm" chart:style-name="ch3">
          <text:p>von Anfang, Textlänge: 100 Zeichen</text:p>
        </chart:subtitle>
        <chart:legend chart:legend-position="end" svg:x="13.588cm" svg:y="4.12cm" chart:style-name="ch4"/>
        <chart:plot-area chart:style-name="ch5" table:cell-range-address="'Bayes - Random'.D8:'Bayes - Random'.D14 'Bayes - Random'.G3:'Bayes - Random'.G3 'Bayes - Random'.G8:'Bayes - Random'.G14" chart:data-source-has-labels="both" svg:x="0.322cm" svg:y="1.483cm" svg:width="12.945cm" svg:height="6.97cm">
          <chart:axis chart:dimension="x" chart:name="primary-x" chart:style-name="ch6">
            <chart:categories table:cell-range-address="'Bayes - Random'.D8:'Bayes - Random'.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ayes - Random'.G8:'Bayes - Random'.G14" chart:label-cell-address="'Bayes - Random'.G3:'Bayes - Random'.G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ayes - Random'.G3:'Bayes - Random'.G3">Trefferquote</text:p>
              </table:table-cell>
            </table:table-row>
          </table:table-header-rows>
          <table:table-rows>
            <table:table-row>
              <table:table-cell office:value-type="string">
                <text:p text:id="'Bayes - Random'.D8:'Bayes - Random'.D14">20</text:p>
              </table:table-cell>
              <table:table-cell office:value-type="float" office:value="1.#NAN">
                <text:p text:id="'Bayes - Random'.G8:'Bayes - Random'.G14"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48cm" svg:height="7cm" xlink:href="." chart:class="chart:line" chart:style-name="ch1">
        <chart:title svg:x="6.777cm" svg:y="0.141cm" chart:style-name="ch2">
          <text:p>Anzahl Texte</text:p>
        </chart:title>
        <chart:subtitle svg:x="4.978cm" svg:y="0.784cm" chart:style-name="ch3">
          <text:p>von Anfang, Textlänge: 100 Zeichen</text:p>
        </chart:subtitle>
        <chart:legend chart:legend-position="end" svg:x="13.588cm" svg:y="3.218cm" chart:style-name="ch4"/>
        <chart:plot-area chart:style-name="ch5" chart:data-source-has-labels="both" svg:x="0.322cm" svg:y="1.375cm" svg:width="12.945cm" svg:height="5.345cm">
          <chart:axis chart:dimension="x" chart:name="primary-x" chart:style-name="ch6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fferquote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